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Per installare le librerie:<text:line-break/>#Andate in terminal e scrivete pip install pandas<text:line-break/>import pandas as pd</text:p>
      <text:p text:style-name="P1">file = pd.read_excel("Data.xlsx")</text:p>
      <text:p text:style-name="P1">genre_dic = {}</text:p>
      <text:p text:style-name="P1">#Ci tracciamo tutti i generi presenti nel file<text:line-break/>for row in range(len(file)):<text:line-break/>genre_values = file.loc[row][2]<text:line-break/>multiValues = genre_values.split(", ")<text:line-break/>for singleValue in multiValues:<text:line-break/>if singleValue not in genre_dic:<text:line-break/>genre_dic.update({singleValue:0})</text:p>
      <text:p text:style-name="P1"><text:line-break/>print(genre_dic)</text:p>
      <text:p text:style-name="P1"><text:line-break/>hobby_dic = {}</text:p>
      <text:p text:style-name="P1">#Ci troviamo tutti gli hobby nel file<text:line-break/>for row in range(len(file)):<text:line-break/>hobby_values = file.loc[row][0]<text:line-break/>multiValues = genre_values.split(", ")<text:line-break/>for singleValue in multiValues:<text:line-break/>if singleValue not in hobby_dic:<text:line-break/>hobby_dic.update({singleValue:0})</text:p>
      <text:p text:style-name="P1"><text:line-break/>print(hobby_di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7:48:53.981504063</meta:creation-date>
    <dc:date>2021-02-25T17:49:55.047284806</dc:date>
    <meta:editing-duration>PT1M1S</meta:editing-duration>
    <meta:editing-cycles>1</meta:editing-cycles>
    <meta:document-statistic meta:table-count="0" meta:image-count="0" meta:object-count="0" meta:page-count="1" meta:paragraph-count="8" meta:word-count="84" meta:character-count="675" meta:non-whitespace-character-count="596"/>
    <meta:generator>LibreOffice/6.4.6.2$Linux_X86_64 LibreOffice_project/40$Build-2</meta:generator>
  </office:meta>
</office:document-meta>
</file>